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enal 3</text:p>
          </table:table-cell>
          <table:table-cell office:value-type="string" calcext:value-type="string">
            <text:p>Pexp 3</text:p>
          </table:table-cell>
          <table:table-cell office:value-type="string" calcext:value-type="string">
            <text:p>Sigmin 0.001</text:p>
          </table:table-cell>
          <table:table-cell office:value-type="string" calcext:value-type="string">
            <text:p>Relax 0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adjoint</text:p>
          </table:table-cell>
          <table:table-cell office:value-type="string" calcext:value-type="string">
            <text:p>CFD</text:p>
          </table:table-cell>
          <table:table-cell office:value-type="string" calcext:value-type="string">
            <text:p>rel_error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375.938975926024" calcext:value-type="float">
            <text:p>-375.938975926024</text:p>
          </table:table-cell>
          <table:table-cell office:value-type="float" office:value="-381.374731659889" calcext:value-type="float">
            <text:p>-381.374731659889</text:p>
          </table:table-cell>
          <table:table-cell office:value-type="float" office:value="1.44591438556636" calcext:value-type="float">
            <text:p>1.44591438556636</text:p>
          </table:table-cell>
          <table:table-cell office:value-type="float" office:value="0.985746943143803" calcext:value-type="float">
            <text:p>0.9857469431438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422.343291465006" calcext:value-type="float">
            <text:p>-422.343291465006</text:p>
          </table:table-cell>
          <table:table-cell office:value-type="float" office:value="-422.144308686256" calcext:value-type="float">
            <text:p>-422.144308686256</text:p>
          </table:table-cell>
          <table:table-cell office:value-type="float" office:value="0.0471139906258217" calcext:value-type="float">
            <text:p>0.0471139906258217</text:p>
          </table:table-cell>
          <table:table-cell office:value-type="float" office:value="1.0004713619837" calcext:value-type="float">
            <text:p>1.00047136198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95.658225861079" calcext:value-type="float">
            <text:p>295.658225861079</text:p>
          </table:table-cell>
          <table:table-cell office:value-type="float" office:value="296.363607048988" calcext:value-type="float">
            <text:p>296.363607048988</text:p>
          </table:table-cell>
          <table:table-cell office:value-type="float" office:value="0.238579929868335" calcext:value-type="float">
            <text:p>0.238579929868335</text:p>
          </table:table-cell>
          <table:table-cell office:value-type="float" office:value="0.997619879191871" calcext:value-type="float">
            <text:p>0.99761987919187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nal 6</text:p>
          </table:table-cell>
          <table:table-cell office:value-type="string" calcext:value-type="string">
            <text:p>Pexp 3</text:p>
          </table:table-cell>
          <table:table-cell office:value-type="string" calcext:value-type="string">
            <text:p>Sigmin 0.001</text:p>
          </table:table-cell>
          <table:table-cell office:value-type="string" calcext:value-type="string">
            <text:p>Relax 0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adjoint</text:p>
          </table:table-cell>
          <table:table-cell office:value-type="string" calcext:value-type="string">
            <text:p>CFD</text:p>
          </table:table-cell>
          <table:table-cell office:value-type="string" calcext:value-type="string">
            <text:p>rel_error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751.878112498906" calcext:value-type="float">
            <text:p>-751.878112498906</text:p>
          </table:table-cell>
          <table:table-cell office:value-type="float" office:value="-754.99527156353" calcext:value-type="float">
            <text:p>-754.99527156353</text:p>
          </table:table-cell>
          <table:table-cell office:value-type="float" office:value="0.414583030521249" calcext:value-type="float">
            <text:p>0.414583030521249</text:p>
          </table:table-cell>
          <table:table-cell office:value-type="float" office:value="0.995871286639758" calcext:value-type="float">
            <text:p>0.9958712866397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844.687735389883" calcext:value-type="float">
            <text:p>-844.687735389883</text:p>
          </table:table-cell>
          <table:table-cell office:value-type="float" office:value="-841.932371258736" calcext:value-type="float">
            <text:p>-841.932371258736</text:p>
          </table:table-cell>
          <table:table-cell office:value-type="float" office:value="0.326199140310177" calcext:value-type="float">
            <text:p>0.326199140310177</text:p>
          </table:table-cell>
          <table:table-cell office:value-type="float" office:value="1.00327266681411" calcext:value-type="float">
            <text:p>1.003272666814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91.315555795397" calcext:value-type="float">
            <text:p>591.315555795397</text:p>
          </table:table-cell>
          <table:table-cell office:value-type="float" office:value="591.691583395004" calcext:value-type="float">
            <text:p>591.691583395004</text:p>
          </table:table-cell>
          <table:table-cell office:value-type="float" office:value="0.0635916975161339" calcext:value-type="float">
            <text:p>0.0635916975161339</text:p>
          </table:table-cell>
          <table:table-cell office:value-type="float" office:value="0.999364487158243" calcext:value-type="float">
            <text:p>0.99936448715824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nal 3</text:p>
          </table:table-cell>
          <table:table-cell office:value-type="string" calcext:value-type="string">
            <text:p>Pexp 6</text:p>
          </table:table-cell>
          <table:table-cell office:value-type="string" calcext:value-type="string">
            <text:p>Sigmin 0.001</text:p>
          </table:table-cell>
          <table:table-cell office:value-type="string" calcext:value-type="string">
            <text:p>Relax 0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adjoint</text:p>
          </table:table-cell>
          <table:table-cell office:value-type="string" calcext:value-type="string">
            <text:p>CFD</text:p>
          </table:table-cell>
          <table:table-cell office:value-type="string" calcext:value-type="string">
            <text:p>rel_error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36.6893144253016" calcext:value-type="float">
            <text:p>-36.6893144253016</text:p>
          </table:table-cell>
          <table:table-cell office:value-type="float" office:value="-36.0491685569286" calcext:value-type="float">
            <text:p>-36.0491685569286</text:p>
          </table:table-cell>
          <table:table-cell office:value-type="float" office:value="1.74477468004012" calcext:value-type="float">
            <text:p>1.74477468004012</text:p>
          </table:table-cell>
          <table:table-cell office:value-type="float" office:value="1.01775757649894" calcext:value-type="float">
            <text:p>1.01775757649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526.505694565699" calcext:value-type="float">
            <text:p>-526.505694565699</text:p>
          </table:table-cell>
          <table:table-cell office:value-type="float" office:value="-525.881536304951" calcext:value-type="float">
            <text:p>-525.881536304951</text:p>
          </table:table-cell>
          <table:table-cell office:value-type="float" office:value="0.118547295345606" calcext:value-type="float">
            <text:p>0.118547295345606</text:p>
          </table:table-cell>
          <table:table-cell office:value-type="float" office:value="1.00118687996756" calcext:value-type="float">
            <text:p>1.001186879967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324.439938030688" calcext:value-type="float">
            <text:p>-324.439938030688</text:p>
          </table:table-cell>
          <table:table-cell office:value-type="float" office:value="-324.438326060772" calcext:value-type="float">
            <text:p>-324.438326060772</text:p>
          </table:table-cell>
          <table:table-cell office:value-type="float" office:value="0.000496846943636396" calcext:value-type="float">
            <text:p>0.000496846943636396</text:p>
          </table:table-cell>
          <table:table-cell office:value-type="float" office:value="1.00000496849412" calcext:value-type="float">
            <text:p>1.000004968494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nal 3</text:p>
          </table:table-cell>
          <table:table-cell office:value-type="string" calcext:value-type="string">
            <text:p>Pexp 3</text:p>
          </table:table-cell>
          <table:table-cell office:value-type="string" calcext:value-type="string">
            <text:p>Sigmin 0.1</text:p>
          </table:table-cell>
          <table:table-cell office:value-type="string" calcext:value-type="string">
            <text:p>Relax 0.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adjoint</text:p>
          </table:table-cell>
          <table:table-cell office:value-type="string" calcext:value-type="string">
            <text:p>CFD</text:p>
          </table:table-cell>
          <table:table-cell office:value-type="string" calcext:value-type="string">
            <text:p>rel_error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3.75939858510558" calcext:value-type="float">
            <text:p>-3.75939858510558</text:p>
          </table:table-cell>
          <table:table-cell office:value-type="float" office:value="-3.73114016838372" calcext:value-type="float">
            <text:p>-3.73114016838372</text:p>
          </table:table-cell>
          <table:table-cell office:value-type="float" office:value="0.751673867033411" calcext:value-type="float">
            <text:p>0.751673867033411</text:p>
          </table:table-cell>
          <table:table-cell office:value-type="float" office:value="1.00757366795311" calcext:value-type="float">
            <text:p>1.007573667953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4.22349147007495" calcext:value-type="float">
            <text:p>-4.22349147007495</text:p>
          </table:table-cell>
          <table:table-cell office:value-type="float" office:value="-4.24374593421817" calcext:value-type="float">
            <text:p>-4.24374593421817</text:p>
          </table:table-cell>
          <table:table-cell office:value-type="float" office:value="0.479566829641521" calcext:value-type="float">
            <text:p>0.479566829641521</text:p>
          </table:table-cell>
          <table:table-cell office:value-type="float" office:value="0.995227220371535" calcext:value-type="float">
            <text:p>0.9952272203715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.9565371735927" calcext:value-type="float">
            <text:p>2.9565371735927</text:p>
          </table:table-cell>
          <table:table-cell office:value-type="float" office:value="2.99754901789129" calcext:value-type="float">
            <text:p>2.99754901789129</text:p>
          </table:table-cell>
          <table:table-cell office:value-type="float" office:value="1.38715808023314" calcext:value-type="float">
            <text:p>1.38715808023314</text:p>
          </table:table-cell>
          <table:table-cell office:value-type="float" office:value="0.986318207290756" calcext:value-type="float">
            <text:p>0.98631820729075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nal 3</text:p>
          </table:table-cell>
          <table:table-cell office:value-type="string" calcext:value-type="string">
            <text:p>Pexp 3</text:p>
          </table:table-cell>
          <table:table-cell office:value-type="string" calcext:value-type="string">
            <text:p>Sigmin 0.001</text:p>
          </table:table-cell>
          <table:table-cell office:value-type="string" calcext:value-type="string">
            <text:p>Relax 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adjoint</text:p>
          </table:table-cell>
          <table:table-cell office:value-type="string" calcext:value-type="string">
            <text:p>CFD</text:p>
          </table:table-cell>
          <table:table-cell office:value-type="string" calcext:value-type="string">
            <text:p>rel_error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375.939858511171" calcext:value-type="float">
            <text:p>-375.939858511171</text:p>
          </table:table-cell>
          <table:table-cell office:value-type="float" office:value="-381.205230951309" calcext:value-type="float">
            <text:p>-381.205230951309</text:p>
          </table:table-cell>
          <table:table-cell office:value-type="float" office:value="1.40058903596724" calcext:value-type="float">
            <text:p>1.40058903596724</text:p>
          </table:table-cell>
          <table:table-cell office:value-type="float" office:value="0.986187565089287" calcext:value-type="float">
            <text:p>0.986187565089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422.349147006329" calcext:value-type="float">
            <text:p>-422.349147006329</text:p>
          </table:table-cell>
          <table:table-cell office:value-type="float" office:value="-423.790886998177" calcext:value-type="float">
            <text:p>-423.790886998177</text:p>
          </table:table-cell>
          <table:table-cell office:value-type="float" office:value="0.341362117590816" calcext:value-type="float">
            <text:p>0.341362117590816</text:p>
          </table:table-cell>
          <table:table-cell office:value-type="float" office:value="0.996597991990673" calcext:value-type="float">
            <text:p>0.9965979919906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95.653717360807" calcext:value-type="float">
            <text:p>295.653717360807</text:p>
          </table:table-cell>
          <table:table-cell office:value-type="float" office:value="297.630205750465" calcext:value-type="float">
            <text:p>297.630205750465</text:p>
          </table:table-cell>
          <table:table-cell office:value-type="float" office:value="0.668514641825513" calcext:value-type="float">
            <text:p>0.668514641825513</text:p>
          </table:table-cell>
          <table:table-cell office:value-type="float" office:value="0.993359247981317" calcext:value-type="float">
            <text:p>0.9933592479813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02:35:25.527645716</meta:creation-date>
    <dc:date>2025-11-28T02:42:21.788700090</dc:date>
    <meta:editing-duration>PT6M55S</meta:editing-duration>
    <meta:editing-cycles>4</meta:editing-cycles>
    <meta:generator>LibreOffice/7.3.7.2$Linux_X86_64 LibreOffice_project/30$Build-2</meta:generator>
    <meta:document-statistic meta:table-count="1" meta:cell-count="140" meta:object-count="0"/>
  </office:meta>
</office:document-meta>
</file>